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20.055cm" fo:margin-left="-0.794cm"/>
    </style:style>
    <style:style style:name="Column1" style:family="table-column">
      <style:table-column-properties style:column-width="4.736cm"/>
    </style:style>
    <style:style style:name="Column2" style:family="table-column">
      <style:table-column-properties style:column-width="5.98cm"/>
    </style:style>
    <style:style style:name="Column3" style:family="table-column">
      <style:table-column-properties style:column-width="5.054cm"/>
    </style:style>
    <style:style style:name="Column4" style:family="table-column">
      <style:table-column-properties style:column-width="4.286cm"/>
    </style:style>
    <style:style style:name="Row1" style:family="table-row"/>
    <style:style style:name="Cell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9" style:family="table-row"/>
    <style:style style:name="Cell7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0" style:family="table-row"/>
    <style:style style:name="Cell7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1" style:family="table-row"/>
    <style:style style:name="Cell8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2" style:family="table-row"/>
    <style:style style:name="Cell8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3" style:family="table-row"/>
    <style:style style:name="Cell8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4" style:family="table-row"/>
    <style:style style:name="Cell9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5" style:family="table-row"/>
    <style:style style:name="Cell9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6" style:family="table-row"/>
    <style:style style:name="Cell10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7" style:family="table-row"/>
    <style:style style:name="Cell10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8" style:family="table-row"/>
    <style:style style:name="Cell10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9" style:family="table-row"/>
    <style:style style:name="Cell11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1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"><text:span text:style-name="T2_1">Word</text:span></text:p>
          </table:table-cell>
          <table:table-cell table:style-name="Cell2">
            <text:p text:style-name="P3"><text:span text:style-name="T3_1">Synonyms</text:span></text:p>
          </table:table-cell>
          <table:table-cell table:style-name="Cell3">
            <text:p text:style-name="P4"><text:span text:style-name="T4_1">Word</text:span></text:p>
          </table:table-cell>
          <table:table-cell table:style-name="Cell4">
            <text:p text:style-name="P5"><text:span text:style-name="T5_1">Synonyms</text:span></text:p>
          </table:table-cell>
        </table:table-row>
        <table:table-row table:style-name="Row2">
          <table:table-cell table:style-name="Cell5">
            <text:p text:style-name="P6"><text:span text:style-name="T6_1">Alternative</text:span></text:p>
          </table:table-cell>
          <table:table-cell table:style-name="Cell6">
            <text:p text:style-name="P7"><text:span text:style-name="T7_1">other</text:span><text:span text:style-name="T7_2">,<text:s/></text:span><text:span text:style-name="T7_3">different</text:span><text:span text:style-name="T7_4">,<text:s/></text:span><text:span text:style-name="T7_5">optional</text:span></text:p>
          </table:table-cell>
          <table:table-cell table:style-name="Cell7">
            <text:p text:style-name="P8"><text:span text:style-name="T8_1">pest</text:span></text:p>
          </table:table-cell>
          <table:table-cell table:style-name="Cell8">
            <text:p text:style-name="P9"><text:span text:style-name="T9_1">nuisance</text:span></text:p>
          </table:table-cell>
        </table:table-row>
        <table:table-row table:style-name="Row3">
          <table:table-cell table:style-name="Cell9">
            <text:p text:style-name="P10"><text:span text:style-name="T10_1">Transport</text:span></text:p>
          </table:table-cell>
          <table:table-cell table:style-name="Cell10">
            <text:p text:style-name="P11"><text:span text:style-name="T11_1">transportation</text:span></text:p>
          </table:table-cell>
          <table:table-cell table:style-name="Cell11">
            <text:p text:style-name="P12"><text:span text:style-name="T12_1">invented</text:span></text:p>
          </table:table-cell>
          <table:table-cell table:style-name="Cell12">
            <text:p text:style-name="P13"><text:span text:style-name="T13_1">Created</text:span><text:span text:style-name="T13_2">,<text:s/></text:span><text:span text:style-name="T13_3">manufactured</text:span><text:span text:style-name="T13_4">,<text:s/></text:span><text:span text:style-name="T13_5">patented</text:span><text:span text:style-name="T13_6"><text:s/></text:span></text:p>
          </table:table-cell>
        </table:table-row>
        <table:table-row table:style-name="Row4">
          <table:table-cell table:style-name="Cell13">
            <text:p text:style-name="P14"><text:span text:style-name="T14_1">Encouraged</text:span></text:p>
          </table:table-cell>
          <table:table-cell table:style-name="Cell14">
            <text:p text:style-name="P15"><text:span text:style-name="T15_1">promoted</text:span><text:span text:style-name="T15_2">,<text:s/></text:span><text:span text:style-name="T15_3">supported</text:span><text:span text:style-name="T15_4">,<text:s/></text:span><text:span text:style-name="T15_5">pushed</text:span></text:p>
          </table:table-cell>
          <table:table-cell table:style-name="Cell15">
            <text:p text:style-name="P16"><text:span text:style-name="T16_1">start</text:span></text:p>
          </table:table-cell>
          <table:table-cell table:style-name="Cell16">
            <text:p text:style-name="P17"><text:span text:style-name="T17_1">inception</text:span></text:p>
          </table:table-cell>
        </table:table-row>
        <table:table-row table:style-name="Row5">
          <table:table-cell table:style-name="Cell17">
            <text:p text:style-name="P18"><text:span text:style-name="T18_1">Law</text:span></text:p>
          </table:table-cell>
          <table:table-cell table:style-name="Cell18">
            <text:p text:style-name="P19"><text:span text:style-name="T19_1">legislation</text:span><text:span text:style-name="T19_2">,<text:s/></text:span><text:span text:style-name="T19_3">rules</text:span><text:span text:style-name="T19_4">,<text:s/></text:span><text:span text:style-name="T19_5">regulation</text:span></text:p>
          </table:table-cell>
          <table:table-cell table:style-name="Cell19">
            <text:p text:style-name="P20"><text:span text:style-name="T20_1">clubs</text:span></text:p>
          </table:table-cell>
          <table:table-cell table:style-name="Cell20">
            <text:p text:style-name="P21"><text:span text:style-name="T21_1">groups</text:span></text:p>
          </table:table-cell>
        </table:table-row>
        <table:table-row table:style-name="Row6">
          <table:table-cell table:style-name="Cell21">
            <text:p text:style-name="P22"><text:span text:style-name="T22_1">Control</text:span></text:p>
          </table:table-cell>
          <table:table-cell table:style-name="Cell22">
            <text:p text:style-name="P23"><text:span text:style-name="T23_1">regulate</text:span><text:span text:style-name="T23_2">,<text:s/></text:span><text:span text:style-name="T23_3">manage</text:span><text:span text:style-name="T23_4">,<text:s/></text:span><text:span text:style-name="T23_5">restrict</text:span></text:p>
          </table:table-cell>
          <table:table-cell table:style-name="Cell23">
            <text:p text:style-name="P24"><text:span text:style-name="T24_1">mainly</text:span></text:p>
          </table:table-cell>
          <table:table-cell table:style-name="Cell24">
            <text:p text:style-name="P25"><text:span text:style-name="T25_1">primarily</text:span></text:p>
          </table:table-cell>
        </table:table-row>
        <table:table-row table:style-name="Row7">
          <table:table-cell table:style-name="Cell25">
            <text:p text:style-name="P26"><text:span text:style-name="T26_1">Car</text:span></text:p>
          </table:table-cell>
          <table:table-cell table:style-name="Cell26">
            <text:p text:style-name="P27"><text:span text:style-name="T27_1">Vehicle</text:span><text:span text:style-name="T27_2">,<text:s/></text:span><text:span text:style-name="T27_3">automobile</text:span></text:p>
          </table:table-cell>
          <table:table-cell table:style-name="Cell27">
            <text:p text:style-name="P28"><text:span text:style-name="T28_1">hedgehog</text:span></text:p>
          </table:table-cell>
          <table:table-cell table:style-name="Cell28">
            <text:p text:style-name="P29"><text:span text:style-name="T29_1">Unsocial</text:span><text:span text:style-name="T29_2"><text:s/></text:span><text:span text:style-name="T29_3">person</text:span></text:p>
          </table:table-cell>
        </table:table-row>
        <table:table-row table:style-name="Row8">
          <table:table-cell table:style-name="Cell29">
            <text:p text:style-name="P30"><text:span text:style-name="T30_1">Mandatory</text:span><text:span text:style-name="T30_2"><text:s/></text:span></text:p>
          </table:table-cell>
          <table:table-cell table:style-name="Cell30">
            <text:p text:style-name="P31"><text:span text:style-name="T31_1">Obligatory</text:span><text:span text:style-name="T31_2">,<text:s/></text:span><text:span text:style-name="T31_3">Compulsory</text:span><text:span text:style-name="T31_4">,<text:s/></text:span><text:span text:style-name="T31_5">must</text:span><text:span text:style-name="T31_6"><text:s/></text:span><text:span text:style-name="T31_7">be</text:span><text:span text:style-name="T31_8"><text:s/></text:span><text:span text:style-name="T31_9">attended</text:span></text:p>
          </table:table-cell>
          <table:table-cell table:style-name="Cell31">
            <text:p text:style-name="P32"><text:span text:style-name="T32_1">move</text:span></text:p>
          </table:table-cell>
          <table:table-cell table:style-name="Cell32">
            <text:p text:style-name="P33"><text:span text:style-name="T33_1">relocate</text:span></text:p>
          </table:table-cell>
        </table:table-row>
        <table:table-row table:style-name="Row9">
          <table:table-cell table:style-name="Cell33">
            <text:p text:style-name="P34"><text:span text:style-name="T34_1">Optional</text:span><text:span text:style-name="T34_2"><text:s/></text:span></text:p>
          </table:table-cell>
          <table:table-cell table:style-name="Cell34">
            <text:p text:style-name="P35"><text:span text:style-name="T35_1">Elective</text:span><text:span text:style-name="T35_2">,<text:s/></text:span><text:span text:style-name="T35_3">voluntary</text:span><text:span text:style-name="T35_4"><text:s/></text:span></text:p>
          </table:table-cell>
          <table:table-cell table:style-name="Cell35">
            <text:p text:style-name="P36"><text:span text:style-name="T36_1">dispersal</text:span></text:p>
          </table:table-cell>
          <table:table-cell table:style-name="Cell36">
            <text:p text:style-name="P37"><text:span text:style-name="T37_1">long</text:span><text:span text:style-name="T37_2">-</text:span><text:span text:style-name="T37_3">range</text:span></text:p>
          </table:table-cell>
        </table:table-row>
        <table:table-row table:style-name="Row10">
          <table:table-cell table:style-name="Cell37">
            <text:p text:style-name="P38"><text:span text:style-name="T38_1">therefore</text:span></text:p>
          </table:table-cell>
          <table:table-cell table:style-name="Cell38">
            <text:p text:style-name="P39"><text:span text:style-name="T39_1">As</text:span><text:span text:style-name="T39_2"><text:s/></text:span><text:span text:style-name="T39_3">a</text:span><text:span text:style-name="T39_4"><text:s/></text:span><text:span text:style-name="T39_5">result</text:span><text:span text:style-name="T39_6">,</text:span></text:p>
          </table:table-cell>
          <table:table-cell table:style-name="Cell39">
            <text:p text:style-name="P40"><text:span text:style-name="T40_1">correct</text:span></text:p>
          </table:table-cell>
          <table:table-cell table:style-name="Cell40">
            <text:p text:style-name="P41"><text:span text:style-name="T41_1">appropriate</text:span></text:p>
          </table:table-cell>
        </table:table-row>
        <table:table-row table:style-name="Row11">
          <table:table-cell table:style-name="Cell41">
            <text:p text:style-name="P42"><text:span text:style-name="T42_1">Should</text:span><text:span text:style-name="T42_2"><text:s/></text:span></text:p>
          </table:table-cell>
          <table:table-cell table:style-name="Cell42">
            <text:p text:style-name="P43"><text:span text:style-name="T43_1">Ought</text:span><text:span text:style-name="T43_2"><text:s/></text:span><text:span text:style-name="T43_3">to</text:span></text:p>
          </table:table-cell>
          <table:table-cell table:style-name="Cell43">
            <text:p text:style-name="P44"><text:span text:style-name="T44_1">Follow</text:span><text:span text:style-name="T44_2"><text:s/></text:span><text:span text:style-name="T44_3">the</text:span><text:span text:style-name="T44_4"><text:s/></text:span><text:span text:style-name="T44_5">instructions</text:span></text:p>
          </table:table-cell>
          <table:table-cell table:style-name="Cell44">
            <text:p text:style-name="P45"><text:span text:style-name="T45_1">Read</text:span><text:span text:style-name="T45_2"><text:s/></text:span><text:span text:style-name="T45_3">the</text:span><text:span text:style-name="T45_4"><text:s/></text:span><text:span text:style-name="T45_5">instructions</text:span></text:p>
          </table:table-cell>
        </table:table-row>
        <table:table-row table:style-name="Row12">
          <table:table-cell table:style-name="Cell45">
            <text:p text:style-name="P46"><text:span text:style-name="T46_1">University</text:span><text:span text:style-name="T46_2"><text:s/></text:span></text:p>
          </table:table-cell>
          <table:table-cell table:style-name="Cell46">
            <text:p text:style-name="P47"><text:span text:style-name="T47_1">Post</text:span><text:span text:style-name="T47_2">-</text:span><text:span text:style-name="T47_3">secondary</text:span><text:span text:style-name="T47_4"><text:s/></text:span><text:span text:style-name="T47_5">education</text:span><text:span text:style-name="T47_6">,</text:span></text:p>
            <text:p text:style-name="P48"><text:span text:style-name="T48_1">tertiary</text:span><text:span text:style-name="T48_2"><text:s/></text:span><text:span text:style-name="T48_3">education</text:span></text:p>
          </table:table-cell>
          <table:table-cell table:style-name="Cell47">
            <text:p text:style-name="P49"><text:span text:style-name="T49_1">Strangely</text:span></text:p>
          </table:table-cell>
          <table:table-cell table:style-name="Cell48">
            <text:p text:style-name="P50"><text:span text:style-name="T50_1">Amazingly</text:span></text:p>
          </table:table-cell>
        </table:table-row>
        <table:table-row table:style-name="Row13">
          <table:table-cell table:style-name="Cell49">
            <text:p text:style-name="P51"><text:span text:style-name="T51_1">To</text:span><text:span text:style-name="T51_2"><text:s/></text:span><text:span text:style-name="T51_3">what</text:span><text:span text:style-name="T51_4"><text:s/></text:span><text:span text:style-name="T51_5">extent</text:span><text:span text:style-name="T51_6"><text:s/></text:span><text:span text:style-name="T51_7">do</text:span><text:span text:style-name="T51_8"><text:s/></text:span><text:span text:style-name="T51_9">you</text:span><text:span text:style-name="T51_10"><text:s/></text:span><text:span text:style-name="T51_11">agree</text:span><text:span text:style-name="T51_12">?</text:span></text:p>
          </table:table-cell>
          <table:table-cell table:style-name="Cell50">
            <text:p text:style-name="P52"><text:span text:style-name="T52_1">To</text:span><text:span text:style-name="T52_2"><text:s/></text:span><text:span text:style-name="T52_3">what</text:span><text:span text:style-name="T52_4"><text:s/></text:span><text:span text:style-name="T52_5">degree</text:span><text:span text:style-name="T52_6"><text:s/></text:span><text:span text:style-name="T52_7">do</text:span><text:span text:style-name="T52_8"><text:s/></text:span><text:span text:style-name="T52_9">you</text:span><text:span text:style-name="T52_10"><text:s/></text:span><text:span text:style-name="T52_11">agree</text:span><text:span text:style-name="T52_12">?</text:span></text:p>
          </table:table-cell>
          <table:table-cell table:style-name="Cell51">
            <text:p text:style-name="P53"><text:span text:style-name="T53_1">beginner</text:span></text:p>
          </table:table-cell>
          <table:table-cell table:style-name="Cell52">
            <text:p text:style-name="P54"><text:span text:style-name="T54_1">useless</text:span></text:p>
          </table:table-cell>
        </table:table-row>
        <table:table-row table:style-name="Row14">
          <table:table-cell table:style-name="Cell53">
            <text:p text:style-name="P55"><text:span text:style-name="T55_1">People</text:span><text:span text:style-name="T55_2"><text:s/></text:span></text:p>
          </table:table-cell>
          <table:table-cell table:style-name="Cell54">
            <text:p text:style-name="P56"><text:span text:style-name="T56_1">individuals</text:span></text:p>
          </table:table-cell>
          <table:table-cell table:style-name="Cell55">
            <text:p text:style-name="P57"><text:span text:style-name="T57_1">average</text:span></text:p>
          </table:table-cell>
          <table:table-cell table:style-name="Cell56">
            <text:p text:style-name="P58"><text:span text:style-name="T58_1">ok</text:span></text:p>
          </table:table-cell>
        </table:table-row>
        <table:table-row table:style-name="Row15">
          <table:table-cell table:style-name="Cell57">
            <text:p text:style-name="P59"><text:span text:style-name="T59_1">Should</text:span><text:span text:style-name="T59_2"><text:s/></text:span><text:span text:style-name="T59_3">be</text:span><text:span text:style-name="T59_4"><text:s/></text:span></text:p>
          </table:table-cell>
          <table:table-cell table:style-name="Cell58">
            <text:p text:style-name="P60"><text:span text:style-name="T60_1">Needs</text:span><text:span text:style-name="T60_2"><text:s/></text:span><text:span text:style-name="T60_3">to</text:span><text:span text:style-name="T60_4"><text:s/></text:span><text:span text:style-name="T60_5">be</text:span></text:p>
          </table:table-cell>
          <table:table-cell table:style-name="Cell59">
            <text:p text:style-name="P61"><text:span text:style-name="T61_1">good</text:span></text:p>
          </table:table-cell>
          <table:table-cell table:style-name="Cell60">
            <text:p text:style-name="P62"><text:span text:style-name="T62_1">fine</text:span></text:p>
          </table:table-cell>
        </table:table-row>
        <table:table-row table:style-name="Row16">
          <table:table-cell table:style-name="Cell61">
            <text:p text:style-name="P63"><text:span text:style-name="T63_1">consumed</text:span></text:p>
          </table:table-cell>
          <table:table-cell table:style-name="Cell62">
            <text:p text:style-name="P64"><text:span text:style-name="T64_1">Used</text:span><text:span text:style-name="T64_2">,<text:s/></text:span><text:span text:style-name="T64_3">eaten</text:span></text:p>
          </table:table-cell>
          <table:table-cell table:style-name="Cell63">
            <text:p text:style-name="P65"><text:span text:style-name="T65_1">league</text:span></text:p>
          </table:table-cell>
          <table:table-cell table:style-name="Cell64">
            <text:p text:style-name="P66"><text:span text:style-name="T66_1">great</text:span></text:p>
          </table:table-cell>
        </table:table-row>
        <table:table-row table:style-name="Row17">
          <table:table-cell table:style-name="Cell65">
            <text:p text:style-name="P67"><text:span text:style-name="T67_1">teenager</text:span></text:p>
          </table:table-cell>
          <table:table-cell table:style-name="Cell66">
            <text:p text:style-name="P68"><text:span text:style-name="T68_1">Adolescent</text:span><text:span text:style-name="T68_2">,<text:s/></text:span><text:span text:style-name="T68_3">youth</text:span></text:p>
          </table:table-cell>
          <table:table-cell table:style-name="Cell67">
            <text:p text:style-name="P69"><text:span text:style-name="T69_1">before</text:span></text:p>
          </table:table-cell>
          <table:table-cell table:style-name="Cell68">
            <text:p text:style-name="P70"><text:span text:style-name="T70_1">Prior</text:span><text:span text:style-name="T70_2"><text:s/></text:span><text:span text:style-name="T70_3">to</text:span></text:p>
          </table:table-cell>
        </table:table-row>
        <table:table-row table:style-name="Row18">
          <table:table-cell table:style-name="Cell69">
            <text:p text:style-name="P71"><text:span text:style-name="T71_1">A</text:span><text:span text:style-name="T71_2"><text:s/></text:span><text:span text:style-name="T71_3">lot</text:span><text:span text:style-name="T71_4"><text:s/></text:span><text:span text:style-name="T71_5">of</text:span><text:span text:style-name="T71_6"><text:s/></text:span><text:span text:style-name="T71_7">people</text:span><text:span text:style-name="T71_8"><text:s/></text:span><text:span text:style-name="T71_9">believe</text:span><text:span text:style-name="T71_10"><text:s/></text:span><text:span text:style-name="T71_11">that</text:span></text:p>
          </table:table-cell>
          <table:table-cell table:style-name="Cell70">
            <text:p text:style-name="P72"><text:span text:style-name="T72_1">It</text:span><text:span text:style-name="T72_2"><text:s/></text:span><text:span text:style-name="T72_3">is</text:span><text:span text:style-name="T72_4"><text:s/></text:span><text:span text:style-name="T72_5">known</text:span></text:p>
            <text:p text:style-name="P73"><text:span text:style-name="T73_1">it</text:span><text:span text:style-name="T73_2"><text:s/></text:span><text:span text:style-name="T73_3">is</text:span><text:span text:style-name="T73_4"><text:s/></text:span><text:span text:style-name="T73_5">well</text:span><text:span text:style-name="T73_6"><text:s/></text:span><text:span text:style-name="T73_7">known</text:span></text:p>
            <text:p text:style-name="P74"><text:span text:style-name="T74_1">it</text:span><text:span text:style-name="T74_2"><text:s/></text:span><text:span text:style-name="T74_3">is</text:span><text:span text:style-name="T74_4"><text:s/></text:span><text:span text:style-name="T74_5">well</text:span><text:span text:style-name="T74_6"><text:s/></text:span><text:span text:style-name="T74_7">acknowledged</text:span></text:p>
            <text:p text:style-name="P75"><text:span text:style-name="T75_1">it</text:span><text:span text:style-name="T75_2"><text:s/></text:span><text:span text:style-name="T75_3">is</text:span><text:span text:style-name="T75_4"><text:s/></text:span><text:span text:style-name="T75_5">extensively</text:span><text:span text:style-name="T75_6"><text:s/></text:span><text:span text:style-name="T75_7">acknowledged</text:span><text:span text:style-name="T75_8"><text:s/></text:span><text:span text:style-name="T75_9">that</text:span></text:p>
          </table:table-cell>
          <table:table-cell table:style-name="Cell71">
            <text:p text:style-name="P76"><text:span text:style-name="T76_1">Most</text:span><text:span text:style-name="T76_2"><text:s/></text:span><text:span text:style-name="T76_3">commonly</text:span></text:p>
          </table:table-cell>
          <table:table-cell table:style-name="Cell72">
            <text:p text:style-name="P77"><text:span text:style-name="T77_1">Most</text:span><text:span text:style-name="T77_2"><text:s/></text:span><text:span text:style-name="T77_3">often</text:span><text:span text:style-name="T77_4">,<text:s/></text:span><text:span text:style-name="T77_5">very</text:span><text:span text:style-name="T77_6"><text:s/></text:span><text:span text:style-name="T77_7">often</text:span></text:p>
          </table:table-cell>
        </table:table-row>
        <table:table-row table:style-name="Row19">
          <table:table-cell table:style-name="Cell73">
            <text:p text:style-name="P78"><text:span text:style-name="T78_1">Cigarette</text:span><text:span text:style-name="T78_2"><text:s/></text:span><text:span text:style-name="T78_3">is</text:span><text:span text:style-name="T78_4"><text:s/></text:span><text:span text:style-name="T78_5">bad</text:span><text:span text:style-name="T78_6"><text:s/></text:span><text:span text:style-name="T78_7">for</text:span><text:span text:style-name="T78_8"><text:s/></text:span><text:span text:style-name="T78_9">our</text:span><text:span text:style-name="T78_10"><text:s/></text:span><text:span text:style-name="T78_11">health</text:span></text:p>
          </table:table-cell>
          <table:table-cell table:style-name="Cell74">
            <text:p text:style-name="P79"><text:span text:style-name="T79_1">Cigarette</text:span><text:span text:style-name="T79_2"><text:s/></text:span><text:span text:style-name="T79_3">is</text:span><text:span text:style-name="T79_4"><text:s/></text:span><text:span text:style-name="T79_5">detrimental</text:span><text:span text:style-name="T79_6"><text:s/></text:span><text:span text:style-name="T79_7">to</text:span><text:span text:style-name="T79_8"><text:s/></text:span><text:span text:style-name="T79_9">our</text:span><text:span text:style-name="T79_10"><text:s/></text:span><text:span text:style-name="T79_11">health</text:span><text:span text:style-name="T79_12"><text:s/></text:span><text:span text:style-name="T79_13">and</text:span><text:span text:style-name="T79_14"><text:s/></text:span><text:span text:style-name="T79_15">well</text:span><text:span text:style-name="T79_16">-</text:span><text:span text:style-name="T79_17">being</text:span></text:p>
          </table:table-cell>
          <table:table-cell table:style-name="Cell75">
            <text:p text:style-name="P80"><text:span text:style-name="T80_1"><text:s/><text:tab/><text:s/><text:tab/></text:span></text:p>
            <text:p text:style-name="P81"><text:span text:style-name="T81_1">offence</text:span></text:p>
          </table:table-cell>
          <table:table-cell table:style-name="Cell76">
            <text:p text:style-name="P82"><text:span text:style-name="T82_1"><text:tab/><text:s/><text:tab/><text:s/><text:tab/></text:span></text:p>
            <text:p text:style-name="P83"><text:span text:style-name="T83_1">violation</text:span><text:span text:style-name="T83_2"><text:s/></text:span><text:span text:style-name="T83_3">of</text:span><text:span text:style-name="T83_4"><text:s/></text:span><text:span text:style-name="T83_5">law</text:span></text:p>
          </table:table-cell>
        </table:table-row>
        <table:table-row table:style-name="Row20">
          <table:table-cell table:style-name="Cell77">
            <text:p text:style-name="P84"><text:span text:style-name="T84_1">ban</text:span></text:p>
          </table:table-cell>
          <table:table-cell table:style-name="Cell78">
            <text:p text:style-name="P85"><text:span text:style-name="T85_1">prohibit</text:span></text:p>
          </table:table-cell>
          <table:table-cell table:style-name="Cell79">
            <text:p text:style-name="P86"><text:span text:style-name="T86_1">normally</text:span></text:p>
          </table:table-cell>
          <table:table-cell table:style-name="Cell80">
            <text:p text:style-name="P87"><text:span text:style-name="T87_1">usually</text:span></text:p>
          </table:table-cell>
        </table:table-row>
        <table:table-row table:style-name="Row21">
          <table:table-cell table:style-name="Cell81">
            <text:p text:style-name="P88"><text:span text:style-name="T88_1">period</text:span></text:p>
          </table:table-cell>
          <table:table-cell table:style-name="Cell82">
            <text:p text:style-name="P89"><text:span text:style-name="T89_1">season</text:span></text:p>
          </table:table-cell>
          <table:table-cell table:style-name="Cell83">
            <text:p text:style-name="P90"><text:span text:style-name="T90_1">ancesto</text:span><text:span text:style-name="T90_2">r</text:span></text:p>
            <text:p text:style-name="P91"/>
          </table:table-cell>
          <table:table-cell table:style-name="Cell84">
            <text:p text:style-name="P92"><text:span text:style-name="T92_1">predecessor</text:span><text:span text:style-name="T92_2">,<text:s/></text:span><text:span text:style-name="T92_3">forefather</text:span></text:p>
          </table:table-cell>
        </table:table-row>
        <table:table-row table:style-name="Row22">
          <table:table-cell table:style-name="Cell85">
            <text:p text:style-name="P93"><text:span text:style-name="T93_1">uproot</text:span></text:p>
          </table:table-cell>
          <table:table-cell table:style-name="Cell86">
            <text:p text:style-name="P94"><text:span text:style-name="T94_1">Dig</text:span><text:span text:style-name="T94_2"><text:s/></text:span><text:span text:style-name="T94_3">up</text:span></text:p>
          </table:table-cell>
          <table:table-cell table:style-name="Cell87">
            <text:p text:style-name="P95"><text:span text:style-name="T95_1">An</text:span><text:span text:style-name="T95_2"><text:s/></text:span><text:span text:style-name="T95_3">advantage</text:span></text:p>
          </table:table-cell>
          <table:table-cell table:style-name="Cell88">
            <text:p text:style-name="P96"><text:span text:style-name="T96_1">A</text:span><text:span text:style-name="T96_2"><text:s/></text:span><text:span text:style-name="T96_3">benefit</text:span><text:span text:style-name="T96_4">,<text:s/></text:span><text:span text:style-name="T96_5">a</text:span><text:span text:style-name="T96_6"><text:s/></text:span><text:span text:style-name="T96_7">positive</text:span><text:span text:style-name="T96_8"><text:s/></text:span><text:span text:style-name="T96_9">aspect</text:span><text:span text:style-name="T96_10">,<text:s/></text:span><text:span text:style-name="T96_11">a</text:span><text:span text:style-name="T96_12"><text:s/></text:span><text:span text:style-name="T96_13">good</text:span><text:span text:style-name="T96_14"><text:s/></text:span><text:span text:style-name="T96_15">point</text:span><text:span text:style-name="T96_16">,<text:s/></text:span><text:span text:style-name="T96_17">an</text:span><text:span text:style-name="T96_18"><text:s/></text:span><text:span text:style-name="T96_19">argument</text:span><text:span text:style-name="T96_20"><text:s/></text:span><text:span text:style-name="T96_21">in</text:span><text:span text:style-name="T96_22"><text:s/></text:span><text:span text:style-name="T96_23">favor</text:span><text:span text:style-name="T96_24"><text:s/></text:span><text:span text:style-name="T96_25">of</text:span></text:p>
          </table:table-cell>
        </table:table-row>
        <table:table-row table:style-name="Row23">
          <table:table-cell table:style-name="Cell89">
            <text:p text:style-name="P97"><text:span text:style-name="T97_1">recession</text:span></text:p>
          </table:table-cell>
          <table:table-cell table:style-name="Cell90">
            <text:p text:style-name="P98"><text:span text:style-name="T98_1">downturn</text:span></text:p>
          </table:table-cell>
          <table:table-cell table:style-name="Cell91">
            <text:p text:style-name="P99"><text:span text:style-name="T99_1">A</text:span><text:span text:style-name="T99_2"><text:s/></text:span><text:span text:style-name="T99_3">disadvantage</text:span></text:p>
          </table:table-cell>
          <table:table-cell table:style-name="Cell92">
            <text:p text:style-name="P100"><text:span text:style-name="T100_1">A</text:span><text:span text:style-name="T100_2"><text:s/></text:span><text:span text:style-name="T100_3">drawback</text:span><text:span text:style-name="T100_4">,<text:s/></text:span><text:span text:style-name="T100_5">an</text:span><text:span text:style-name="T100_6"><text:s/></text:span><text:span text:style-name="T100_7">objection</text:span><text:span text:style-name="T100_8">,<text:s/></text:span><text:span text:style-name="T100_9">a</text:span><text:span text:style-name="T100_10"><text:s/></text:span><text:span text:style-name="T100_11">negative</text:span><text:span text:style-name="T100_12">,<text:s/></text:span><text:span text:style-name="T100_13">a</text:span><text:span text:style-name="T100_14"><text:s/></text:span><text:span text:style-name="T100_15">downside</text:span><text:span text:style-name="T100_16">,<text:s/></text:span><text:span text:style-name="T100_17">a</text:span><text:span text:style-name="T100_18"><text:s/></text:span><text:span text:style-name="T100_19">frequent</text:span><text:span text:style-name="T100_20"><text:s/></text:span><text:span text:style-name="T100_21">criticism</text:span><text:span text:style-name="T100_22">,<text:s/></text:span><text:span text:style-name="T100_23">an</text:span><text:span text:style-name="T100_24"><text:s/></text:span><text:span text:style-name="T100_25">argument</text:span><text:span text:style-name="T100_26"><text:s/></text:span><text:span text:style-name="T100_27">against</text:span></text:p>
          </table:table-cell>
        </table:table-row>
        <table:table-row table:style-name="Row24">
          <table:table-cell table:style-name="Cell93">
            <text:p text:style-name="P101"><text:span text:style-name="T101_1">misconceptions</text:span></text:p>
          </table:table-cell>
          <table:table-cell table:style-name="Cell94">
            <text:p text:style-name="P102"><text:span text:style-name="T102_1">Mistaken</text:span><text:span text:style-name="T102_2"><text:s/></text:span><text:span text:style-name="T102_3">views</text:span></text:p>
          </table:table-cell>
          <table:table-cell table:style-name="Cell95">
            <text:p text:style-name="P103"><text:span text:style-name="T103_1">careful</text:span></text:p>
          </table:table-cell>
          <table:table-cell table:style-name="Cell96">
            <text:p text:style-name="P104"><text:span text:style-name="T104_1">circumspect</text:span></text:p>
          </table:table-cell>
        </table:table-row>
        <table:table-row table:style-name="Row25">
          <table:table-cell table:style-name="Cell97">
            <text:p text:style-name="P105"><text:span text:style-name="T105_1">International</text:span><text:span text:style-name="T105_2"><text:s/></text:span><text:span text:style-name="T105_3">standards</text:span></text:p>
          </table:table-cell>
          <table:table-cell table:style-name="Cell98">
            <text:p text:style-name="P106"><text:span text:style-name="T106_1">Worldwide</text:span><text:span text:style-name="T106_2"><text:s/></text:span><text:span text:style-name="T106_3">regulations</text:span></text:p>
          </table:table-cell>
          <table:table-cell table:style-name="Cell99">
            <text:p text:style-name="P107"><text:span text:style-name="T107_1">usual</text:span></text:p>
          </table:table-cell>
          <table:table-cell table:style-name="Cell100">
            <text:p text:style-name="P108"><text:span text:style-name="T108_1">conventional</text:span></text:p>
          </table:table-cell>
        </table:table-row>
        <table:table-row table:style-name="Row26">
          <table:table-cell table:style-name="Cell101">
            <text:p text:style-name="P109"><text:span text:style-name="T109_1">famous</text:span></text:p>
          </table:table-cell>
          <table:table-cell table:style-name="Cell102">
            <text:p text:style-name="P110"><text:span text:style-name="T110_1">Best</text:span><text:span text:style-name="T110_2"><text:s/></text:span><text:span text:style-name="T110_3">known</text:span><text:span text:style-name="T110_4"><text:s/></text:span><text:span text:style-name="T110_5">to</text:span><text:span text:style-name="T110_6"><text:s/></text:span><text:span text:style-name="T110_7">general</text:span><text:span text:style-name="T110_8"><text:s/></text:span><text:span text:style-name="T110_9">public</text:span></text:p>
          </table:table-cell>
          <table:table-cell table:style-name="Cell103">
            <text:p text:style-name="P111"><text:span text:style-name="T111_1">defence</text:span></text:p>
          </table:table-cell>
          <table:table-cell table:style-name="Cell104">
            <text:p text:style-name="P112"><text:span text:style-name="T112_1">wall</text:span></text:p>
          </table:table-cell>
        </table:table-row>
        <table:table-row table:style-name="Row27">
          <table:table-cell table:style-name="Cell105">
            <text:p text:style-name="P113"><text:span text:style-name="T113_1">method</text:span></text:p>
          </table:table-cell>
          <table:table-cell table:style-name="Cell106">
            <text:p text:style-name="P114"><text:span text:style-name="T114_1">process</text:span></text:p>
          </table:table-cell>
          <table:table-cell table:style-name="Cell107">
            <text:p text:style-name="P115"><text:span text:style-name="T115_1">downpour</text:span></text:p>
          </table:table-cell>
          <table:table-cell table:style-name="Cell108">
            <text:p text:style-name="P116"><text:span text:style-name="T116_1">Rainfall</text:span><text:span text:style-name="T116_2">,<text:s/></text:span><text:span text:style-name="T116_3">downfall</text:span></text:p>
          </table:table-cell>
        </table:table-row>
        <table:table-row table:style-name="Row28">
          <table:table-cell table:style-name="Cell109">
            <text:p text:style-name="P117"><text:span text:style-name="T117_1">fertilizer</text:span></text:p>
          </table:table-cell>
          <table:table-cell table:style-name="Cell110">
            <text:p text:style-name="P118"><text:span text:style-name="T118_1">manure</text:span></text:p>
          </table:table-cell>
          <table:table-cell table:style-name="Cell111">
            <text:p text:style-name="P119"><text:span text:style-name="T119_1">eminent</text:span></text:p>
          </table:table-cell>
          <table:table-cell table:style-name="Cell112">
            <text:p text:style-name="P120"><text:span text:style-name="T120_1">famous</text:span></text:p>
          </table:table-cell>
        </table:table-row>
        <table:table-row table:style-name="Row29">
          <table:table-cell table:style-name="Cell113">
            <text:p text:style-name="P121"><text:span text:style-name="T121_1">artificial</text:span></text:p>
          </table:table-cell>
          <table:table-cell table:style-name="Cell114">
            <text:p text:style-name="P122"><text:span text:style-name="T122_1">Synthetic</text:span><text:span text:style-name="T122_2">,<text:s/></text:span><text:span text:style-name="T122_3">prosthetic</text:span></text:p>
          </table:table-cell>
          <table:table-cell table:style-name="Cell115">
            <text:p text:style-name="P123"/>
          </table:table-cell>
          <table:table-cell table:style-name="Cell116">
            <text:p text:style-name="P124"/>
          </table:table-cell>
        </table:table-row>
        <table:table-row table:style-name="Row30">
          <table:table-cell table:style-name="Cell117">
            <text:p text:style-name="P125"><text:span text:style-name="T125_1">smart</text:span></text:p>
          </table:table-cell>
          <table:table-cell table:style-name="Cell118">
            <text:p text:style-name="P126"><text:span text:style-name="T126_1">intelligent</text:span></text:p>
          </table:table-cell>
          <table:table-cell table:style-name="Cell119">
            <text:p text:style-name="P127"/>
          </table:table-cell>
          <table:table-cell table:style-name="Cell120">
            <text:p text:style-name="P128"/>
          </table:table-cell>
        </table:table-row>
      </table:table>
      <text:p text:style-name="P129"/>
      <text:p text:style-name="P1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</office:automatic-styles>
  <office:master-styles>
    <style:master-page style:name="Standard" style:page-layout-name="pm1">
      <style:footer>
        <text:p text:style-name="P1"><text:span text:style-name="T1_1">Page</text:span><text:span text:style-name="T1_2"><text:s/></text:span><text:span text:style-name="T1_3"><text:page-number text:select-page="current"/></text:span><text:span text:style-name="T1_4"><text:s/></text:span><text:span text:style-name="T1_5">of</text:span><text:span text:style-name="T1_6"><text:s/></text:span><text:span text:style-name="T1_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